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064a2" officeooo:paragraph-rsid="000064a2"/>
    </style:style>
    <style:style style:name="P2" style:family="paragraph" style:parent-style-name="Standard">
      <style:text-properties officeooo:rsid="0002f505" officeooo:paragraph-rsid="0002f5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ply up&gt; o</text:p>
      <text:p text:style-name="Standard">o+Det+Nom+Sg+M</text:p>
      <text:p text:style-name="Standard">+Adp+Det+Nom+Sg+M</text:p>
      <text:p text:style-name="Standard"/>
      <text:p text:style-name="P1">Tohle je divné, že jedna z těch analýz začíná plusem. Je to způsobené tím, že jsi lexicon IncorpArt vyjmenovala mezi těmi, do kterých lze skočit hned na začátku z lexikonu Root. Asi by mělo být možné do něj skočit pouze po přečtení jednoho z těch slov, která umí inkorporovat člen, ne?</text:p>
      <text:p text:style-name="P2"/>
      <text:p text:style-name="P2">Tenhle řádek v lexc je špatně, ta mezera před „si“ tam být nemůže:</text:p>
      <text:p text:style-name="P2"/>
      <text:p text:style-name="P2">válostin(vybrat si):válostin V;</text:p>
      <text:p text:style-name="P2"/>
      <text:p text:style-name="P2">Takhle na „válostinďa“ dostaneme</text:p>
      <text:p text:style-name="P2"/>
      <text:p text:style-name="P2">válostinďa<text:tab/>si)+V+3Sg+Pfv<text:line-break/></text:p>
      <text:p text:style-name="P2">Ve zprávě nemáš nic moc zajímavého, takže např. nevím, jaký je rozdíl mezi značkami „+Pfv“ a „+Prf“.</text:p>
      <text:p text:style-name="P2"/>
      <text:p text:style-name="P2">+V+3Pl+Prf:^le <text:s text:c="4"/>#;</text:p>
      <text:p text:style-name="P2"/>
      <text:p text:style-name="P2">Tady asi mělo být „3pl“ místo „3Pl“ (ale nejspíš to žádné zásadní problémy nezpůsobí)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 Zeman</meta:initial-creator>
    <meta:creation-date>2025-01-09T19:18:07.105000000</meta:creation-date>
    <dc:date>2025-01-09T20:53:30.255000000</dc:date>
    <dc:creator>Daniel Zeman</dc:creator>
    <meta:editing-duration>PT26M30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11" meta:word-count="111" meta:character-count="688" meta:non-whitespace-character-count="583"/>
  </office:meta>
</office:document-meta>
</file>